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A00000040022798269DD7AF5AC.png" manifest:media-type="image/png"/>
  <manifest:file-entry manifest:full-path="Pictures/10000001000005A0000005A31135C44CC069B11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17122" officeooo:paragraph-rsid="00117122"/>
    </style:style>
    <style:style style:name="P2" style:family="paragraph" style:parent-style-name="Text_20_body">
      <style:text-properties officeooo:rsid="00117122" officeooo:paragraph-rsid="00117122"/>
    </style:style>
    <style:style style:name="P3" style:family="paragraph" style:parent-style-name="Text_20_body">
      <style:paragraph-properties fo:break-before="page"/>
      <style:text-properties officeooo:rsid="00117122" officeooo:paragraph-rsid="00117122"/>
    </style:style>
    <style:style style:name="P4" style:family="paragraph" style:parent-style-name="Text_20_body">
      <style:text-properties officeooo:paragraph-rsid="00117122"/>
    </style:style>
    <style:style style:name="P5" style:family="paragraph" style:parent-style-name="Title">
      <style:text-properties officeooo:rsid="00117122" officeooo:paragraph-rsid="00117122"/>
    </style:style>
    <style:style style:name="T1" style:family="text">
      <style:text-properties style:font-name="Liberation Sans"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T2" style:family="text">
      <style:text-properties style:font-name="Liberation Sans" fo:font-size="18pt" fo:font-weight="bold" officeooo:rsid="00117122" style:font-name-asian="Noto Sans CJK SC" style:font-size-asian="18pt" style:font-weight-asian="bold" style:font-name-complex="Lohit Devanagari1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ireframes</text:p>
      <text:h text:style-name="P1" text:outline-level="1">P<text:span text:style-name="T1">ágina principal</text:span></text:h>
      <text:p text:style-name="P4"><draw:frame draw:style-name="fr1" draw:name="Imagen1" text:anchor-type="char" svg:x="0in" svg:y="0.1398in" svg:width="6.9252in" svg:height="6.939in" draw:z-index="0"><draw:image xlink:href="Pictures/10000001000005A0000005A31135C44CC069B11B.png" xlink:type="simple" xlink:show="embed" xlink:actuate="onLoad" draw:mime-type="image/png"/></draw:frame><text:span text:style-name="T2"/></text:p>
      <text:p text:style-name="P3"><text:span text:style-name="T1">Eventos Especiales</text:span></text:p>
      <text:p text:style-name="P2"><draw:frame draw:style-name="fr1" draw:name="Imagen2" text:anchor-type="char" svg:x="-0.0374in" svg:y="0.0945in" svg:width="6.9252in" svg:height="4.9244in" draw:z-index="1"><draw:image xlink:href="Pictures/10000001000005A00000040022798269DD7AF5AC.png" xlink:type="simple" xlink:show="embed" xlink:actuate="onLoad" draw:mime-type="image/png"/></draw:frame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8:33:13.516978720</meta:creation-date>
    <dc:date>2024-04-24T18:34:57.499190760</dc:date>
    <meta:editing-duration>PT1M44S</meta:editing-duration>
    <meta:editing-cycles>1</meta:editing-cycles>
    <meta:document-statistic meta:table-count="0" meta:image-count="2" meta:object-count="0" meta:page-count="3" meta:paragraph-count="3" meta:word-count="5" meta:character-count="44" meta:non-whitespace-character-count="42"/>
    <meta:generator>LibreOffice/7.3.7.2$Linux_X86_64 LibreOffice_project/30$Build-2</meta:generator>
  </office:meta>
</office:document-meta>
</file>